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9-15 09:31:49</text:p>
          </table:table-cell>
          <table:table-cell office:value-type="float" office:value="0.0003911" calcext:value-type="float">
            <text:p>0.0003911</text:p>
          </table:table-cell>
          <table:table-cell office:value-type="float" office:value="0.1928122" calcext:value-type="float">
            <text:p>0.1928122</text:p>
          </table:table-cell>
          <table:table-cell office:value-type="float" office:value="0.1932033" calcext:value-type="float">
            <text:p>0.1932033</text:p>
          </table:table-cell>
          <table:table-cell office:value-type="float" office:value="0.5415102" calcext:value-type="float">
            <text:p>0.5415102</text:p>
          </table:table-cell>
          <table:table-cell office:value-type="float" office:value="0.0994033" calcext:value-type="float">
            <text:p>0.0994033</text:p>
          </table:table-cell>
          <table:table-cell office:value-type="float" office:value="2" calcext:value-type="float">
            <text:p>2</text:p>
          </table:table-cell>
          <table:table-cell office:value-type="float" office:value="1.69576001167297" calcext:value-type="float">
            <text:p>1.69576001167297</text:p>
          </table:table-cell>
          <table:table-cell office:value-type="float" office:value="-0.097883403301239" calcext:value-type="float">
            <text:p>-0.097883403301239</text:p>
          </table:table-cell>
          <table:table-cell office:value-type="float" office:value="1.79364341497421" calcext:value-type="float">
            <text:p>1.79364341497421</text:p>
          </table:table-cell>
          <table:table-cell office:value-type="float" office:value="0.288809742312878" calcext:value-type="float">
            <text:p>0.288809742312878</text:p>
          </table:table-cell>
          <table:table-cell office:value-type="float" office:value="0.648754594477578" calcext:value-type="float">
            <text:p>0.648754594477578</text:p>
          </table:table-cell>
          <table:table-cell office:value-type="float" office:value="0.339138882793486" calcext:value-type="float">
            <text:p>0.339138882793486</text:p>
          </table:table-cell>
          <table:table-cell office:value-type="float" office:value="0.238480601832271" calcext:value-type="float">
            <text:p>0.238480601832271</text:p>
          </table:table-cell>
          <table:table-cell office:value-type="float" office:value="0.100658280961216" calcext:value-type="float">
            <text:p>0.100658280961216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2:02</text:p>
          </table:table-cell>
          <table:table-cell office:value-type="float" office:value="-0.0002531" calcext:value-type="float">
            <text:p>-0.0002531</text:p>
          </table:table-cell>
          <table:table-cell office:value-type="float" office:value="0.1938107" calcext:value-type="float">
            <text:p>0.1938107</text:p>
          </table:table-cell>
          <table:table-cell office:value-type="float" office:value="0.1935576" calcext:value-type="float">
            <text:p>0.1935576</text:p>
          </table:table-cell>
          <table:table-cell office:value-type="float" office:value="0.5415157" calcext:value-type="float">
            <text:p>0.5415157</text:p>
          </table:table-cell>
          <table:table-cell office:value-type="float" office:value="0.099404" calcext:value-type="float">
            <text:p>0.099404</text:p>
          </table:table-cell>
          <table:table-cell office:value-type="float" office:value="2" calcext:value-type="float">
            <text:p>2</text:p>
          </table:table-cell>
          <table:table-cell office:value-type="float" office:value="1.57860660552979" calcext:value-type="float">
            <text:p>1.57860660552979</text:p>
          </table:table-cell>
          <table:table-cell office:value-type="float" office:value="-0.097883403301239" calcext:value-type="float">
            <text:p>-0.097883403301239</text:p>
          </table:table-cell>
          <table:table-cell office:value-type="float" office:value="1.67649000883102" calcext:value-type="float">
            <text:p>1.67649000883102</text:p>
          </table:table-cell>
          <table:table-cell office:value-type="float" office:value="0.279502735286951" calcext:value-type="float">
            <text:p>0.279502735286951</text:p>
          </table:table-cell>
          <table:table-cell office:value-type="float" office:value="0.625599676928496" calcext:value-type="float">
            <text:p>0.625599676928496</text:p>
          </table:table-cell>
          <table:table-cell office:value-type="float" office:value="0.267798870056868" calcext:value-type="float">
            <text:p>0.267798870056868</text:p>
          </table:table-cell>
          <table:table-cell office:value-type="float" office:value="0.291206600517034" calcext:value-type="float">
            <text:p>0.291206600517034</text:p>
          </table:table-cell>
          <table:table-cell office:value-type="float" office:value="0.0234077304601669" calcext:value-type="float">
            <text:p>0.0234077304601669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2:15</text:p>
          </table:table-cell>
          <table:table-cell office:value-type="float" office:value="-0.0009515" calcext:value-type="float">
            <text:p>-0.0009515</text:p>
          </table:table-cell>
          <table:table-cell office:value-type="float" office:value="0.1948061" calcext:value-type="float">
            <text:p>0.1948061</text:p>
          </table:table-cell>
          <table:table-cell office:value-type="float" office:value="0.1938546" calcext:value-type="float">
            <text:p>0.1938546</text:p>
          </table:table-cell>
          <table:table-cell office:value-type="float" office:value="0.5415056" calcext:value-type="float">
            <text:p>0.5415056</text:p>
          </table:table-cell>
          <table:table-cell office:value-type="float" office:value="0.0993999" calcext:value-type="float">
            <text:p>0.0993999</text:p>
          </table:table-cell>
          <table:table-cell office:value-type="float" office:value="2" calcext:value-type="float">
            <text:p>2</text:p>
          </table:table-cell>
          <table:table-cell office:value-type="float" office:value="1.97384655475616" calcext:value-type="float">
            <text:p>1.97384655475616</text:p>
          </table:table-cell>
          <table:table-cell office:value-type="float" office:value="-0.0970633998513222" calcext:value-type="float">
            <text:p>-0.0970633998513222</text:p>
          </table:table-cell>
          <table:table-cell office:value-type="float" office:value="2.07090995460749" calcext:value-type="float">
            <text:p>2.07090995460749</text:p>
          </table:table-cell>
          <table:table-cell office:value-type="float" office:value="0.289178739953786" calcext:value-type="float">
            <text:p>0.289178739953786</text:p>
          </table:table-cell>
          <table:table-cell office:value-type="float" office:value="0.680739965989207" calcext:value-type="float">
            <text:p>0.680739965989207</text:p>
          </table:table-cell>
          <table:table-cell office:value-type="float" office:value="0.208430888690054" calcext:value-type="float">
            <text:p>0.208430888690054</text:p>
          </table:table-cell>
          <table:table-cell office:value-type="float" office:value="0.369926591217518" calcext:value-type="float">
            <text:p>0.369926591217518</text:p>
          </table:table-cell>
          <table:table-cell office:value-type="float" office:value="0.161495702527463" calcext:value-type="float">
            <text:p>0.161495702527463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2:28</text:p>
          </table:table-cell>
          <table:table-cell office:value-type="float" office:value="-0.0015143" calcext:value-type="float">
            <text:p>-0.0015143</text:p>
          </table:table-cell>
          <table:table-cell office:value-type="float" office:value="0.1958086" calcext:value-type="float">
            <text:p>0.1958086</text:p>
          </table:table-cell>
          <table:table-cell office:value-type="float" office:value="0.1942942" calcext:value-type="float">
            <text:p>0.1942942</text:p>
          </table:table-cell>
          <table:table-cell office:value-type="float" office:value="0.5415057" calcext:value-type="float">
            <text:p>0.5415057</text:p>
          </table:table-cell>
          <table:table-cell office:value-type="float" office:value="0.0994008" calcext:value-type="float">
            <text:p>0.0994008</text:p>
          </table:table-cell>
          <table:table-cell office:value-type="float" office:value="2" calcext:value-type="float">
            <text:p>2</text:p>
          </table:table-cell>
          <table:table-cell office:value-type="float" office:value="2.34817671775818" calcext:value-type="float">
            <text:p>2.34817671775818</text:p>
          </table:table-cell>
          <table:table-cell office:value-type="float" office:value="-0.097883403301239" calcext:value-type="float">
            <text:p>-0.097883403301239</text:p>
          </table:table-cell>
          <table:table-cell office:value-type="float" office:value="2.44606012105942" calcext:value-type="float">
            <text:p>2.44606012105942</text:p>
          </table:table-cell>
          <table:table-cell office:value-type="float" office:value="0.301601751428097" calcext:value-type="float">
            <text:p>0.301601751428097</text:p>
          </table:table-cell>
          <table:table-cell office:value-type="float" office:value="0.76526845486606" calcext:value-type="float">
            <text:p>0.76526845486606</text:p>
          </table:table-cell>
          <table:table-cell office:value-type="float" office:value="0.159394880011678" calcext:value-type="float">
            <text:p>0.159394880011678</text:p>
          </table:table-cell>
          <table:table-cell office:value-type="float" office:value="0.443808622844517" calcext:value-type="float">
            <text:p>0.443808622844517</text:p>
          </table:table-cell>
          <table:table-cell office:value-type="float" office:value="0.284413742832839" calcext:value-type="float">
            <text:p>0.284413742832839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2:40</text:p>
          </table:table-cell>
          <table:table-cell office:value-type="float" office:value="-0.00191" calcext:value-type="float">
            <text:p>-0.00191</text:p>
          </table:table-cell>
          <table:table-cell office:value-type="float" office:value="0.1968133" calcext:value-type="float">
            <text:p>0.1968133</text:p>
          </table:table-cell>
          <table:table-cell office:value-type="float" office:value="0.1949032" calcext:value-type="float">
            <text:p>0.1949032</text:p>
          </table:table-cell>
          <table:table-cell office:value-type="float" office:value="0.5415239" calcext:value-type="float">
            <text:p>0.5415239</text:p>
          </table:table-cell>
          <table:table-cell office:value-type="float" office:value="0.0993971" calcext:value-type="float">
            <text:p>0.0993971</text:p>
          </table:table-cell>
          <table:table-cell office:value-type="float" office:value="2" calcext:value-type="float">
            <text:p>2</text:p>
          </table:table-cell>
          <table:table-cell office:value-type="float" office:value="2.62369656562805" calcext:value-type="float">
            <text:p>2.62369656562805</text:p>
          </table:table-cell>
          <table:table-cell office:value-type="float" office:value="-0.0974733978509903" calcext:value-type="float">
            <text:p>-0.0974733978509903</text:p>
          </table:table-cell>
          <table:table-cell office:value-type="float" office:value="2.72116996347904" calcext:value-type="float">
            <text:p>2.72116996347904</text:p>
          </table:table-cell>
          <table:table-cell office:value-type="float" office:value="0.310457736905664" calcext:value-type="float">
            <text:p>0.310457736905664</text:p>
          </table:table-cell>
          <table:table-cell office:value-type="float" office:value="0.838240766789665" calcext:value-type="float">
            <text:p>0.838240766789665</text:p>
          </table:table-cell>
          <table:table-cell office:value-type="float" office:value="0.12200287990272" calcext:value-type="float">
            <text:p>0.12200287990272</text:p>
          </table:table-cell>
          <table:table-cell office:value-type="float" office:value="0.498912593908608" calcext:value-type="float">
            <text:p>0.498912593908608</text:p>
          </table:table-cell>
          <table:table-cell office:value-type="float" office:value="0.376909714005887" calcext:value-type="float">
            <text:p>0.376909714005887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2:53</text:p>
          </table:table-cell>
          <table:table-cell office:value-type="float" office:value="-0.002172" calcext:value-type="float">
            <text:p>-0.002172</text:p>
          </table:table-cell>
          <table:table-cell office:value-type="float" office:value="0.1978064" calcext:value-type="float">
            <text:p>0.1978064</text:p>
          </table:table-cell>
          <table:table-cell office:value-type="float" office:value="0.1956344" calcext:value-type="float">
            <text:p>0.1956344</text:p>
          </table:table-cell>
          <table:table-cell office:value-type="float" office:value="0.5415074" calcext:value-type="float">
            <text:p>0.5415074</text:p>
          </table:table-cell>
          <table:table-cell office:value-type="float" office:value="0.0994032" calcext:value-type="float">
            <text:p>0.0994032</text:p>
          </table:table-cell>
          <table:table-cell office:value-type="float" office:value="2" calcext:value-type="float">
            <text:p>2</text:p>
          </table:table-cell>
          <table:table-cell office:value-type="float" office:value="2.77867650985718" calcext:value-type="float">
            <text:p>2.77867650985718</text:p>
          </table:table-cell>
          <table:table-cell office:value-type="float" office:value="-0.0966534018516541" calcext:value-type="float">
            <text:p>-0.0966534018516541</text:p>
          </table:table-cell>
          <table:table-cell office:value-type="float" office:value="2.87532991170883" calcext:value-type="float">
            <text:p>2.87532991170883</text:p>
          </table:table-cell>
          <table:table-cell office:value-type="float" office:value="0.312056730035692" calcext:value-type="float">
            <text:p>0.312056730035692</text:p>
          </table:table-cell>
          <table:table-cell office:value-type="float" office:value="0.882044554543617" calcext:value-type="float">
            <text:p>0.882044554543617</text:p>
          </table:table-cell>
          <table:table-cell office:value-type="float" office:value="0.0942048784345388" calcext:value-type="float">
            <text:p>0.0942048784345388</text:p>
          </table:table-cell>
          <table:table-cell office:value-type="float" office:value="0.529908581636846" calcext:value-type="float">
            <text:p>0.529908581636846</text:p>
          </table:table-cell>
          <table:table-cell office:value-type="float" office:value="0.435703703202307" calcext:value-type="float">
            <text:p>0.435703703202307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3:05</text:p>
          </table:table-cell>
          <table:table-cell office:value-type="float" office:value="-0.0023161" calcext:value-type="float">
            <text:p>-0.0023161</text:p>
          </table:table-cell>
          <table:table-cell office:value-type="float" office:value="0.1988075" calcext:value-type="float">
            <text:p>0.1988075</text:p>
          </table:table-cell>
          <table:table-cell office:value-type="float" office:value="0.1964914" calcext:value-type="float">
            <text:p>0.1964914</text:p>
          </table:table-cell>
          <table:table-cell office:value-type="float" office:value="0.5415097" calcext:value-type="float">
            <text:p>0.5415097</text:p>
          </table:table-cell>
          <table:table-cell office:value-type="float" office:value="0.0994" calcext:value-type="float">
            <text:p>0.0994</text:p>
          </table:table-cell>
          <table:table-cell office:value-type="float" office:value="2" calcext:value-type="float">
            <text:p>2</text:p>
          </table:table-cell>
          <table:table-cell office:value-type="float" office:value="2.65690660476685" calcext:value-type="float">
            <text:p>2.65690660476685</text:p>
          </table:table-cell>
          <table:table-cell office:value-type="float" office:value="-0.0970633998513222" calcext:value-type="float">
            <text:p>-0.0970633998513222</text:p>
          </table:table-cell>
          <table:table-cell office:value-type="float" office:value="2.75397000461817" calcext:value-type="float">
            <text:p>2.75397000461817</text:p>
          </table:table-cell>
          <table:table-cell office:value-type="float" office:value="0.288768738880753" calcext:value-type="float">
            <text:p>0.288768738880753</text:p>
          </table:table-cell>
          <table:table-cell office:value-type="float" office:value="0.842533462943982" calcext:value-type="float">
            <text:p>0.842533462943982</text:p>
          </table:table-cell>
          <table:table-cell office:value-type="float" office:value="0.0728028770536184" calcext:value-type="float">
            <text:p>0.0728028770536184</text:p>
          </table:table-cell>
          <table:table-cell office:value-type="float" office:value="0.504734600707889" calcext:value-type="float">
            <text:p>0.504734600707889</text:p>
          </table:table-cell>
          <table:table-cell office:value-type="float" office:value="0.43193172365427" calcext:value-type="float">
            <text:p>0.43193172365427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3:18</text:p>
          </table:table-cell>
          <table:table-cell office:value-type="float" office:value="-0.0024027" calcext:value-type="float">
            <text:p>-0.0024027</text:p>
          </table:table-cell>
          <table:table-cell office:value-type="float" office:value="0.1998096" calcext:value-type="float">
            <text:p>0.1998096</text:p>
          </table:table-cell>
          <table:table-cell office:value-type="float" office:value="0.197407" calcext:value-type="float">
            <text:p>0.197407</text:p>
          </table:table-cell>
          <table:table-cell office:value-type="float" office:value="0.5415068" calcext:value-type="float">
            <text:p>0.5415068</text:p>
          </table:table-cell>
          <table:table-cell office:value-type="float" office:value="0.0994024" calcext:value-type="float">
            <text:p>0.0994024</text:p>
          </table:table-cell>
          <table:table-cell office:value-type="float" office:value="2" calcext:value-type="float">
            <text:p>2</text:p>
          </table:table-cell>
          <table:table-cell office:value-type="float" office:value="2.3940966129303" calcext:value-type="float">
            <text:p>2.3940966129303</text:p>
          </table:table-cell>
          <table:table-cell office:value-type="float" office:value="-0.0966534018516541" calcext:value-type="float">
            <text:p>-0.0966534018516541</text:p>
          </table:table-cell>
          <table:table-cell office:value-type="float" office:value="2.49075001478195" calcext:value-type="float">
            <text:p>2.49075001478195</text:p>
          </table:table-cell>
          <table:table-cell office:value-type="float" office:value="0.253959742188454" calcext:value-type="float">
            <text:p>0.253959742188454</text:p>
          </table:table-cell>
          <table:table-cell office:value-type="float" office:value="0.759716704123497" calcext:value-type="float">
            <text:p>0.759716704123497</text:p>
          </table:table-cell>
          <table:table-cell office:value-type="float" office:value="0.05582888238132" calcext:value-type="float">
            <text:p>0.05582888238132</text:p>
          </table:table-cell>
          <table:table-cell office:value-type="float" office:value="0.452090601995587" calcext:value-type="float">
            <text:p>0.452090601995587</text:p>
          </table:table-cell>
          <table:table-cell office:value-type="float" office:value="0.396261719614267" calcext:value-type="float">
            <text:p>0.396261719614267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3:30</text:p>
          </table:table-cell>
          <table:table-cell office:value-type="float" office:value="-0.002385" calcext:value-type="float">
            <text:p>-0.002385</text:p>
          </table:table-cell>
          <table:table-cell office:value-type="float" office:value="0.2008088" calcext:value-type="float">
            <text:p>0.2008088</text:p>
          </table:table-cell>
          <table:table-cell office:value-type="float" office:value="0.1984238" calcext:value-type="float">
            <text:p>0.1984238</text:p>
          </table:table-cell>
          <table:table-cell office:value-type="float" office:value="0.5415051" calcext:value-type="float">
            <text:p>0.5415051</text:p>
          </table:table-cell>
          <table:table-cell office:value-type="float" office:value="0.0994015" calcext:value-type="float">
            <text:p>0.0994015</text:p>
          </table:table-cell>
          <table:table-cell office:value-type="float" office:value="2" calcext:value-type="float">
            <text:p>2</text:p>
          </table:table-cell>
          <table:table-cell office:value-type="float" office:value="2.04764652252197" calcext:value-type="float">
            <text:p>2.04764652252197</text:p>
          </table:table-cell>
          <table:table-cell office:value-type="float" office:value="-0.0974733978509903" calcext:value-type="float">
            <text:p>-0.0974733978509903</text:p>
          </table:table-cell>
          <table:table-cell office:value-type="float" office:value="2.14511992037296" calcext:value-type="float">
            <text:p>2.14511992037296</text:p>
          </table:table-cell>
          <table:table-cell office:value-type="float" office:value="0.215460730716586" calcext:value-type="float">
            <text:p>0.215460730716586</text:p>
          </table:table-cell>
          <table:table-cell office:value-type="float" office:value="0.651147063815264" calcext:value-type="float">
            <text:p>0.651147063815264</text:p>
          </table:table-cell>
          <table:table-cell office:value-type="float" office:value="0.0483668766915798" calcext:value-type="float">
            <text:p>0.0483668766915798</text:p>
          </table:table-cell>
          <table:table-cell office:value-type="float" office:value="0.382554584741592" calcext:value-type="float">
            <text:p>0.382554584741592</text:p>
          </table:table-cell>
          <table:table-cell office:value-type="float" office:value="0.334187708050013" calcext:value-type="float">
            <text:p>0.334187708050013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3:43</text:p>
          </table:table-cell>
          <table:table-cell office:value-type="float" office:value="0.0009483" calcext:value-type="float">
            <text:p>0.0009483</text:p>
          </table:table-cell>
          <table:table-cell office:value-type="float" office:value="0.1918298" calcext:value-type="float">
            <text:p>0.1918298</text:p>
          </table:table-cell>
          <table:table-cell office:value-type="float" office:value="0.1927781" calcext:value-type="float">
            <text:p>0.1927781</text:p>
          </table:table-cell>
          <table:table-cell office:value-type="float" office:value="0.5415038" calcext:value-type="float">
            <text:p>0.5415038</text:p>
          </table:table-cell>
          <table:table-cell office:value-type="float" office:value="0.0993419" calcext:value-type="float">
            <text:p>0.0993419</text:p>
          </table:table-cell>
          <table:table-cell office:value-type="float" office:value="2" calcext:value-type="float">
            <text:p>2</text:p>
          </table:table-cell>
          <table:table-cell office:value-type="float" office:value="1.87697994709015" calcext:value-type="float">
            <text:p>1.87697994709015</text:p>
          </table:table-cell>
          <table:table-cell office:value-type="float" office:value="-0.0982934013009071" calcext:value-type="float">
            <text:p>-0.0982934013009071</text:p>
          </table:table-cell>
          <table:table-cell office:value-type="float" office:value="1.97527334839106" calcext:value-type="float">
            <text:p>1.97527334839106</text:p>
          </table:table-cell>
          <table:table-cell office:value-type="float" office:value="0.273762736469507" calcext:value-type="float">
            <text:p>0.273762736469507</text:p>
          </table:table-cell>
          <table:table-cell office:value-type="float" office:value="0.64840721167488" calcext:value-type="float">
            <text:p>0.64840721167488</text:p>
          </table:table-cell>
          <table:table-cell office:value-type="float" office:value="0.374890869855881" calcext:value-type="float">
            <text:p>0.374890869855881</text:p>
          </table:table-cell>
          <table:table-cell office:value-type="float" office:value="0.172634603083134" calcext:value-type="float">
            <text:p>0.172634603083134</text:p>
          </table:table-cell>
          <table:table-cell office:value-type="float" office:value="0.202256266772747" calcext:value-type="float">
            <text:p>0.202256266772747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3:55</text:p>
          </table:table-cell>
          <table:table-cell office:value-type="float" office:value="0.0014338" calcext:value-type="float">
            <text:p>0.0014338</text:p>
          </table:table-cell>
          <table:table-cell office:value-type="float" office:value="0.1908109" calcext:value-type="float">
            <text:p>0.1908109</text:p>
          </table:table-cell>
          <table:table-cell office:value-type="float" office:value="0.1922446" calcext:value-type="float">
            <text:p>0.1922446</text:p>
          </table:table-cell>
          <table:table-cell office:value-type="float" office:value="0.5415072" calcext:value-type="float">
            <text:p>0.5415072</text:p>
          </table:table-cell>
          <table:table-cell office:value-type="float" office:value="0.0994011" calcext:value-type="float">
            <text:p>0.0994011</text:p>
          </table:table-cell>
          <table:table-cell office:value-type="float" office:value="2" calcext:value-type="float">
            <text:p>2</text:p>
          </table:table-cell>
          <table:table-cell office:value-type="float" office:value="2.08977007865906" calcext:value-type="float">
            <text:p>2.08977007865906</text:p>
          </table:table-cell>
          <table:table-cell office:value-type="float" office:value="-0.097883403301239" calcext:value-type="float">
            <text:p>-0.097883403301239</text:p>
          </table:table-cell>
          <table:table-cell office:value-type="float" office:value="2.1876534819603" calcext:value-type="float">
            <text:p>2.1876534819603</text:p>
          </table:table-cell>
          <table:table-cell office:value-type="float" office:value="0.271261748019606" calcext:value-type="float">
            <text:p>0.271261748019606</text:p>
          </table:table-cell>
          <table:table-cell office:value-type="float" office:value="0.686041806430087" calcext:value-type="float">
            <text:p>0.686041806430087</text:p>
          </table:table-cell>
          <table:table-cell office:value-type="float" office:value="0.416628896072507" calcext:value-type="float">
            <text:p>0.416628896072507</text:p>
          </table:table-cell>
          <table:table-cell office:value-type="float" office:value="0.125894599966705" calcext:value-type="float">
            <text:p>0.125894599966705</text:p>
          </table:table-cell>
          <table:table-cell office:value-type="float" office:value="0.290734296105802" calcext:value-type="float">
            <text:p>0.290734296105802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4:08</text:p>
          </table:table-cell>
          <table:table-cell office:value-type="float" office:value="0.0017802" calcext:value-type="float">
            <text:p>0.0017802</text:p>
          </table:table-cell>
          <table:table-cell office:value-type="float" office:value="0.1898065" calcext:value-type="float">
            <text:p>0.1898065</text:p>
          </table:table-cell>
          <table:table-cell office:value-type="float" office:value="0.1915867" calcext:value-type="float">
            <text:p>0.1915867</text:p>
          </table:table-cell>
          <table:table-cell office:value-type="float" office:value="0.5415059" calcext:value-type="float">
            <text:p>0.5415059</text:p>
          </table:table-cell>
          <table:table-cell office:value-type="float" office:value="0.0994072" calcext:value-type="float">
            <text:p>0.0994072</text:p>
          </table:table-cell>
          <table:table-cell office:value-type="float" office:value="2" calcext:value-type="float">
            <text:p>2</text:p>
          </table:table-cell>
          <table:table-cell office:value-type="float" office:value="2.19719004631042" calcext:value-type="float">
            <text:p>2.19719004631042</text:p>
          </table:table-cell>
          <table:table-cell office:value-type="float" office:value="-0.0995234027504921" calcext:value-type="float">
            <text:p>-0.0995234027504921</text:p>
          </table:table-cell>
          <table:table-cell office:value-type="float" office:value="2.29671344906092" calcext:value-type="float">
            <text:p>2.29671344906092</text:p>
          </table:table-cell>
          <table:table-cell office:value-type="float" office:value="0.263881746213883" calcext:value-type="float">
            <text:p>0.263881746213883</text:p>
          </table:table-cell>
          <table:table-cell office:value-type="float" office:value="0.707069320242239" calcext:value-type="float">
            <text:p>0.707069320242239</text:p>
          </table:table-cell>
          <table:table-cell office:value-type="float" office:value="0.43778488971293" calcext:value-type="float">
            <text:p>0.43778488971293</text:p>
          </table:table-cell>
          <table:table-cell office:value-type="float" office:value="0.0899786027148366" calcext:value-type="float">
            <text:p>0.0899786027148366</text:p>
          </table:table-cell>
          <table:table-cell office:value-type="float" office:value="0.347806286998093" calcext:value-type="float">
            <text:p>0.347806286998093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4:20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0.1888061" calcext:value-type="float">
            <text:p>0.1888061</text:p>
          </table:table-cell>
          <table:table-cell office:value-type="float" office:value="0.1908111" calcext:value-type="float">
            <text:p>0.1908111</text:p>
          </table:table-cell>
          <table:table-cell office:value-type="float" office:value="0.5415093" calcext:value-type="float">
            <text:p>0.5415093</text:p>
          </table:table-cell>
          <table:table-cell office:value-type="float" office:value="0.0994038" calcext:value-type="float">
            <text:p>0.0994038</text:p>
          </table:table-cell>
          <table:table-cell office:value-type="float" office:value="2" calcext:value-type="float">
            <text:p>2</text:p>
          </table:table-cell>
          <table:table-cell office:value-type="float" office:value="2.13937997817993" calcext:value-type="float">
            <text:p>2.13937997817993</text:p>
          </table:table-cell>
          <table:table-cell office:value-type="float" office:value="-0.0987033993005753" calcext:value-type="float">
            <text:p>-0.0987033993005753</text:p>
          </table:table-cell>
          <table:table-cell office:value-type="float" office:value="2.23808337748051" calcext:value-type="float">
            <text:p>2.23808337748051</text:p>
          </table:table-cell>
          <table:table-cell office:value-type="float" office:value="0.24358673854731" calcext:value-type="float">
            <text:p>0.24358673854731</text:p>
          </table:table-cell>
          <table:table-cell office:value-type="float" office:value="0.683883701567501" calcext:value-type="float">
            <text:p>0.683883701567501</text:p>
          </table:table-cell>
          <table:table-cell office:value-type="float" office:value="0.424910875409841" calcext:value-type="float">
            <text:p>0.424910875409841</text:p>
          </table:table-cell>
          <table:table-cell office:value-type="float" office:value="0.0622626016847789" calcext:value-type="float">
            <text:p>0.0622626016847789</text:p>
          </table:table-cell>
          <table:table-cell office:value-type="float" office:value="0.362648273725063" calcext:value-type="float">
            <text:p>0.362648273725063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4:33</text:p>
          </table:table-cell>
          <table:table-cell office:value-type="float" office:value="0.0021313" calcext:value-type="float">
            <text:p>0.0021313</text:p>
          </table:table-cell>
          <table:table-cell office:value-type="float" office:value="0.1878124" calcext:value-type="float">
            <text:p>0.1878124</text:p>
          </table:table-cell>
          <table:table-cell office:value-type="float" office:value="0.1899438" calcext:value-type="float">
            <text:p>0.1899438</text:p>
          </table:table-cell>
          <table:table-cell office:value-type="float" office:value="0.5415079" calcext:value-type="float">
            <text:p>0.5415079</text:p>
          </table:table-cell>
          <table:table-cell office:value-type="float" office:value="0.0993998" calcext:value-type="float">
            <text:p>0.0993998</text:p>
          </table:table-cell>
          <table:table-cell office:value-type="float" office:value="2" calcext:value-type="float">
            <text:p>2</text:p>
          </table:table-cell>
          <table:table-cell office:value-type="float" office:value="1.97127997875214" calcext:value-type="float">
            <text:p>1.97127997875214</text:p>
          </table:table-cell>
          <table:table-cell office:value-type="float" office:value="-0.100343398749828" calcext:value-type="float">
            <text:p>-0.100343398749828</text:p>
          </table:table-cell>
          <table:table-cell office:value-type="float" office:value="2.07162337750196" calcext:value-type="float">
            <text:p>2.07162337750196</text:p>
          </table:table-cell>
          <table:table-cell office:value-type="float" office:value="0.216403737466317" calcext:value-type="float">
            <text:p>0.216403737466317</text:p>
          </table:table-cell>
          <table:table-cell office:value-type="float" office:value="0.629512217269861" calcext:value-type="float">
            <text:p>0.629512217269861</text:p>
          </table:table-cell>
          <table:table-cell office:value-type="float" office:value="0.390470875799656" calcext:value-type="float">
            <text:p>0.390470875799656</text:p>
          </table:table-cell>
          <table:table-cell office:value-type="float" office:value="0.0423365991329774" calcext:value-type="float">
            <text:p>0.0423365991329774</text:p>
          </table:table-cell>
          <table:table-cell office:value-type="float" office:value="0.348134276666678" calcext:value-type="float">
            <text:p>0.348134276666678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4:45</text:p>
          </table:table-cell>
          <table:table-cell office:value-type="float" office:value="0.0021429" calcext:value-type="float">
            <text:p>0.0021429</text:p>
          </table:table-cell>
          <table:table-cell office:value-type="float" office:value="0.1868094" calcext:value-type="float">
            <text:p>0.1868094</text:p>
          </table:table-cell>
          <table:table-cell office:value-type="float" office:value="0.1888523" calcext:value-type="float">
            <text:p>0.1888523</text:p>
          </table:table-cell>
          <table:table-cell office:value-type="float" office:value="0.5415061" calcext:value-type="float">
            <text:p>0.5415061</text:p>
          </table:table-cell>
          <table:table-cell office:value-type="float" office:value="0.0994005" calcext:value-type="float">
            <text:p>0.0994005</text:p>
          </table:table-cell>
          <table:table-cell office:value-type="float" office:value="2" calcext:value-type="float">
            <text:p>2</text:p>
          </table:table-cell>
          <table:table-cell office:value-type="float" office:value="1.57850003242493" calcext:value-type="float">
            <text:p>1.57850003242493</text:p>
          </table:table-cell>
          <table:table-cell office:value-type="float" office:value="-0.0999334007501602" calcext:value-type="float">
            <text:p>-0.0999334007501602</text:p>
          </table:table-cell>
          <table:table-cell office:value-type="float" office:value="1.67843343317509" calcext:value-type="float">
            <text:p>1.67843343317509</text:p>
          </table:table-cell>
          <table:table-cell office:value-type="float" office:value="0.172574743884616" calcext:value-type="float">
            <text:p>0.172574743884616</text:p>
          </table:table-cell>
          <table:table-cell office:value-type="float" office:value="0.507156262326733" calcext:value-type="float">
            <text:p>0.507156262326733</text:p>
          </table:table-cell>
          <table:table-cell office:value-type="float" office:value="0.311422886326909" calcext:value-type="float">
            <text:p>0.311422886326909</text:p>
          </table:table-cell>
          <table:table-cell office:value-type="float" office:value="0.0337266014423221" calcext:value-type="float">
            <text:p>0.0337266014423221</text:p>
          </table:table-cell>
          <table:table-cell office:value-type="float" office:value="0.277696284884587" calcext:value-type="float">
            <text:p>0.277696284884587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4:58</text:p>
          </table:table-cell>
          <table:table-cell office:value-type="float" office:value="0.0021914" calcext:value-type="float">
            <text:p>0.0021914</text:p>
          </table:table-cell>
          <table:table-cell office:value-type="float" office:value="0.1858078" calcext:value-type="float">
            <text:p>0.1858078</text:p>
          </table:table-cell>
          <table:table-cell office:value-type="float" office:value="0.1876492" calcext:value-type="float">
            <text:p>0.1876492</text:p>
          </table:table-cell>
          <table:table-cell office:value-type="float" office:value="0.5415066" calcext:value-type="float">
            <text:p>0.5415066</text:p>
          </table:table-cell>
          <table:table-cell office:value-type="float" office:value="0.0993984" calcext:value-type="float">
            <text:p>0.0993984</text:p>
          </table:table-cell>
          <table:table-cell office:value-type="float" office:value="2" calcext:value-type="float">
            <text:p>2</text:p>
          </table:table-cell>
          <table:table-cell office:value-type="float" office:value="1.17710995674133" calcext:value-type="float">
            <text:p>1.17710995674133</text:p>
          </table:table-cell>
          <table:table-cell office:value-type="float" office:value="-0.101573400199413" calcext:value-type="float">
            <text:p>-0.101573400199413</text:p>
          </table:table-cell>
          <table:table-cell office:value-type="float" office:value="1.27868335694075" calcext:value-type="float">
            <text:p>1.27868335694075</text:p>
          </table:table-cell>
          <table:table-cell office:value-type="float" office:value="0.129770736675709" calcext:value-type="float">
            <text:p>0.129770736675709</text:p>
          </table:table-cell>
          <table:table-cell office:value-type="float" office:value="0.383459416647792" calcext:value-type="float">
            <text:p>0.383459416647792</text:p>
          </table:table-cell>
          <table:table-cell office:value-type="float" office:value="0.231062871590257" calcext:value-type="float">
            <text:p>0.231062871590257</text:p>
          </table:table-cell>
          <table:table-cell office:value-type="float" office:value="0.0284786017611623" calcext:value-type="float">
            <text:p>0.0284786017611623</text:p>
          </table:table-cell>
          <table:table-cell office:value-type="float" office:value="0.202584269829094" calcext:value-type="float">
            <text:p>0.202584269829094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5:10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1848089" calcext:value-type="float">
            <text:p>0.1848089</text:p>
          </table:table-cell>
          <table:table-cell office:value-type="float" office:value="0.1853049" calcext:value-type="float">
            <text:p>0.1853049</text:p>
          </table:table-cell>
          <table:table-cell office:value-type="float" office:value="0.5415059" calcext:value-type="float">
            <text:p>0.5415059</text:p>
          </table:table-cell>
          <table:table-cell office:value-type="float" office:value="0.0993977" calcext:value-type="float">
            <text:p>0.0993977</text:p>
          </table:table-cell>
          <table:table-cell office:value-type="float" office:value="2" calcext:value-type="float">
            <text:p>2</text:p>
          </table:table-cell>
          <table:table-cell office:value-type="float" office:value="0.363669991493225" calcext:value-type="float">
            <text:p>0.363669991493225</text:p>
          </table:table-cell>
          <table:table-cell office:value-type="float" office:value="-0.103213399648666" calcext:value-type="float">
            <text:p>-0.103213399648666</text:p>
          </table:table-cell>
          <table:table-cell office:value-type="float" office:value="0.466883391141892" calcext:value-type="float">
            <text:p>0.466883391141892</text:p>
          </table:table-cell>
          <table:table-cell office:value-type="float" office:value="0.0466227376833558" calcext:value-type="float">
            <text:p>0.0466227376833558</text:p>
          </table:table-cell>
          <table:table-cell office:value-type="float" office:value="0.147982652807421" calcext:value-type="float">
            <text:p>0.147982652807421</text:p>
          </table:table-cell>
          <table:table-cell office:value-type="float" office:value="0.068866878375411" calcext:value-type="float">
            <text:p>0.068866878375411</text:p>
          </table:table-cell>
          <table:table-cell office:value-type="float" office:value="0.0243785969913006" calcext:value-type="float">
            <text:p>0.0243785969913006</text:p>
          </table:table-cell>
          <table:table-cell office:value-type="float" office:value="0.0444882813841104" calcext:value-type="float">
            <text:p>0.0444882813841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14:48.211623239</dc:date>
    <meta:editing-duration>PT32S</meta:editing-duration>
    <meta:editing-cycles>3</meta:editing-cycles>
    <meta:document-statistic meta:table-count="1" meta:cell-count="396" meta:object-count="0"/>
  </office:meta>
</office:document-meta>
</file>